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69d" officeooo:paragraph-rsid="0018069d"/>
    </style:style>
    <style:style style:name="P2" style:family="paragraph" style:parent-style-name="Standard">
      <style:text-properties fo:font-style="italic" officeooo:rsid="0018069d" officeooo:paragraph-rsid="0018069d" style:font-style-asian="italic" style:font-style-complex="italic"/>
    </style:style>
    <style:style style:name="P3" style:family="paragraph" style:parent-style-name="Standard">
      <style:paragraph-properties fo:break-before="page"/>
      <style:text-properties officeooo:rsid="0019e000" officeooo:paragraph-rsid="0019e000"/>
    </style:style>
    <style:style style:name="P4" style:family="paragraph" style:parent-style-name="Standard">
      <style:text-properties officeooo:rsid="0019e000" officeooo:paragraph-rsid="0019e000"/>
    </style:style>
    <style:style style:name="P5" style:family="paragraph" style:parent-style-name="Standard">
      <style:text-properties fo:font-style="normal" fo:font-weight="bold" officeooo:rsid="0019e000" officeooo:paragraph-rsid="0019e00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officeooo:rsid="0019e000" officeooo:paragraph-rsid="0019e000" style:font-weight-asian="bold" style:font-weight-complex="bold"/>
    </style:style>
    <style:style style:name="P7" style:family="paragraph" style:parent-style-name="Standard">
      <style:text-properties fo:font-weight="bold" officeooo:rsid="0018069d" officeooo:paragraph-rsid="0018069d" style:font-weight-asian="bold" style:font-weight-complex="bold"/>
    </style:style>
    <style:style style:name="P8" style:family="paragraph" style:parent-style-name="Standard">
      <style:text-properties fo:font-weight="normal" officeooo:rsid="0019e000" officeooo:paragraph-rsid="0019e000" style:font-weight-asian="normal" style:font-weight-complex="normal"/>
    </style:style>
    <style:style style:name="P9" style:family="paragraph" style:parent-style-name="Standard">
      <style:text-properties fo:font-weight="normal" officeooo:rsid="0019e000" officeooo:paragraph-rsid="001acb1c" style:font-weight-asian="normal" style:font-weight-complex="normal"/>
    </style:style>
    <style:style style:name="P10" style:family="paragraph" style:parent-style-name="Standard">
      <style:paragraph-properties fo:margin-left="0.4925in" fo:text-indent="0in" style:auto-text-indent="false"/>
      <style:text-properties fo:font-weight="normal" officeooo:rsid="0019e000" officeooo:paragraph-rsid="001acb1c" style:font-weight-asian="normal" style:font-weight-complex="normal"/>
    </style:style>
    <style:style style:name="P11" style:family="paragraph" style:parent-style-name="Standard">
      <style:text-properties officeooo:rsid="001c8bb2" officeooo:paragraph-rsid="001c8bb2"/>
    </style:style>
    <style:style style:name="P12" style:family="paragraph" style:parent-style-name="Standard">
      <style:text-properties officeooo:rsid="001c8bb2" officeooo:paragraph-rsid="0018069d"/>
    </style:style>
    <style:style style:name="P13" style:family="paragraph" style:parent-style-name="Standard">
      <style:text-properties fo:font-weight="bold" officeooo:rsid="0019e000" officeooo:paragraph-rsid="0019e000" style:font-weight-asian="bold" style:font-weight-complex="bold"/>
    </style:style>
    <style:style style:name="P14" style:family="paragraph" style:parent-style-name="Standard">
      <style:paragraph-properties fo:margin-left="0.4925in" fo:text-indent="0in" style:auto-text-indent="false"/>
      <style:text-properties fo:font-weight="normal" officeooo:rsid="001acb1c" officeooo:paragraph-rsid="001acb1c" style:font-weight-asian="normal" style:font-weight-complex="normal"/>
    </style:style>
    <style:style style:name="T1" style:family="text">
      <style:text-properties officeooo:rsid="0019e000"/>
    </style:style>
    <style:style style:name="T2" style:family="text">
      <style:text-properties officeooo:rsid="001acb1c"/>
    </style:style>
    <style:style style:name="T3" style:family="text">
      <style:text-properties officeooo:rsid="001c8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NERAL LAYOUT:</text:p>
      <text:p text:style-name="P1">(1) Top section has basic ‘idiot lights’ and simple buttons.</text:p>
      <text:p text:style-name="P1">(2) Middle section has various sliders / controls.</text:p>
      <text:p text:style-name="P1">(3) Bottom has performance info (e. g. : <text:s/>Graphs)</text:p>
      <text:p text:style-name="P1"/>
      <text:p text:style-name="P2">Specific fields: <text:span text:style-name="T1">(refer to the layout page)</text:span></text:p>
      <text:p text:style-name="P5">In Section 1:</text:p>
      <text:p text:style-name="P1">The enable <text:span text:style-name="T3">LN</text:span>298 Left and <text:span text:style-name="T3">R</text:span>ight - <text:s/><text:span text:style-name="T3">T</text:span>he LEFT and RIGHT are buttons that send a command. Red if disabled, green if enabled.</text:p>
      <text:p text:style-name="P1"/>
      <text:p text:style-name="P11">Joystick is a status ‘ENABLED’ ‘DISABLED’</text:p>
      <text:p text:style-name="P1"/>
      <text:p text:style-name="P4">PID State – ‘PID’ is a label, followed by a switch showing ‘AUTO’ or ‘MAN’.</text:p>
      <text:p text:style-name="P4"/>
      <text:p text:style-name="P11">The voltage/current display table is optional – if no room, then we add it to a separate screen.</text:p>
      <text:p text:style-name="P11"/>
      <text:p text:style-name="P11"/>
      <text:p text:style-name="P6">In Section 2:</text:p>
      <text:p text:style-name="P8">There are two sliders with two values shown; one for the ANGLE, and one for the SPEED.</text:p>
      <text:p text:style-name="P8"><text:s/>The ‘values’ show the actual value (as reported by SMAC data), <text:s/>The sliders are controls to</text:p>
      <text:p text:style-name="P8">transmit their settings.</text:p>
      <text:p text:style-name="P8"/>
      <text:p text:style-name="P8">PID Settings:</text:p>
      <text:p text:style-name="P8">These are simple inputs for floating point data, labed ‘P’, ‘I’ and ‘D’.</text:p>
      <text:p text:style-name="P8"/>
      <text:p text:style-name="P6">In Section 3:</text:p>
      <text:p text:style-name="P8">There are 4 graphs – <text:span text:style-name="T2">all are ‘line’ graphs.</text:span></text:p>
      <text:p text:style-name="P8"/>
      <text:p text:style-name="P9">Graph1 and Graph2 –</text:p>
      <text:p text:style-name="P10"><text:s/>‘<text:span text:style-name="T2">G</text:span>raph 1’ is for LEFT motor, <text:s/>‘<text:span text:style-name="T2">Graph </text:span>2’ is for RIGHT motor.</text:p>
      <text:p text:style-name="P10">These each display two variables – same time scale and same value scale. <text:s/></text:p>
      <text:p text:style-name="P10">The values are ‘target speed’ and ‘actual speed’ (for their respective motors).</text:p>
      <text:p text:style-name="P8"/>
      <text:p text:style-name="P9">Graph3 and Graph4</text:p>
      <text:p text:style-name="P10">‘<text:span text:style-name="T2">Graph 3’ is for LEFT motor, ‘Graph4’ is for RIGHT motor.</text:span></text:p>
      <text:p text:style-name="P14">These display one value each, the feedback parameter from the PID device</text:p>
      <text:p text:style-name="P8"/>
      <text:p text:style-name="P8"/>
      <text:p text:style-name="P1"/>
      <text:p text:style-name="P3">LAYOUT:</text:p>
      <text:p text:style-name="P1"/>
      <text:p text:style-name="P1">= = = = = </text:p>
      <text:p text:style-name="P1">SECTION 1: </text:p>
      <text:p text:style-name="P1">Enable ln298 [LEFT] [RIGHT] <text:s text:c="5"/>Joystick Status [Enable/Disable] <text:s/></text:p>
      <text:p text:style-name="P1">PID State [AUTO/MANUAL]</text:p>
      <text:p text:style-name="P11">Voltage/Current table: <text:s text:c="2"/>battery <text:s text:c="3"/>(volts) <text:s text:c="2"/>(current-ma)</text:p>
      <text:p text:style-name="P11"><text:s text:c="38"/>5-volt <text:s text:c="4"/>(volts) <text:s text:c="2"/>(current-ma)</text:p>
      <text:p text:style-name="P11"><text:s text:c="38"/>motor <text:s text:c="4"/>(volts) <text:s text:c="2"/>(current-ma) <text:s text:c="16"/></text:p>
      <text:p text:style-name="P1">= = = = </text:p>
      <text:p text:style-name="P1">Section 2:</text:p>
      <text:p text:style-name="P1">display (Real ANGLE) and control: slider with numeric value showing ANGLE 0..+/-100) <text:s text:c="2"/></text:p>
      <text:p text:style-name="P1">display (real SPEED) <text:s/>and control: slider <text:s/>with numeric value showing SPEED <text:s/>0...+/- 100)</text:p>
      <text:p text:style-name="P12"/>
      <text:p text:style-name="P1">PID settings: <text:s text:c="2"/>P value <text:s text:c="2"/>I value <text:s text:c="2"/>D value <text:s text:c="4"/><text:span text:style-name="T3">ScanRate: <text:s/>value</text:span></text:p>
      <text:p text:style-name="P11">QUAD scan time: <text:s text:c="2"/>&lt;input&gt;</text:p>
      <text:p text:style-name="P1"/>
      <text:p text:style-name="P1">= = = = </text:p>
      <text:p text:style-name="P1">Section 3:</text:p>
      <text:p text:style-name="P1">Graph1: – Time vrs actual speed LEFT motor <text:s text:c="9"/>Graph2: <text:s/>Time vrs actual speed RIGHT motor</text:p>
      <text:p text:style-name="P1"><text:s text:c="14"/>- Time vrs requested speed LEFT motor. <text:s text:c="18"/>Time vrs requested speed RIGHT motor</text:p>
      <text:p text:style-name="P1"/>
      <text:p text:style-name="P1">Graph3: - Time vrs <text:span text:style-name="T2">feedback </text:span><text:s/>LEFT motor <text:s text:c="11"/>Graph3: Time vrs <text:span text:style-name="T2">feedback </text:span><text:s/>RIGHT moto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6:44:26.893369234</meta:creation-date>
    <dc:date>2025-10-15T17:21:59.198550159</dc:date>
    <meta:editing-duration>PT10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349" meta:character-count="2222" meta:non-whitespace-character-count="1706"/>
  </office:meta>
</office:document-meta>
</file>